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4000002E4D269BBB788214BBD.png" manifest:media-type="image/png"/>
  <manifest:file-entry manifest:full-path="Pictures/10000000000003E8000003E8355B5F807FEB7349.png" manifest:media-type="image/png"/>
  <manifest:file-entry manifest:full-path="Pictures/100000000000015E00000190BE3C13FA7A18A0E0.png" manifest:media-type="image/png"/>
  <manifest:file-entry manifest:full-path="Pictures/10000201000000C80000007FD6ACD34AE98ECD22.png" manifest:media-type="image/png"/>
  <manifest:file-entry manifest:full-path="Pictures/10000201000000960000004626E8C90B1EF9866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5da9" draw:marker-start-width="0.5cm" draw:marker-end-width="0.5cm" draw:fill="none" draw:textarea-horizontal-align="justify" draw:textarea-vertical-align="middle" draw:auto-grow-height="false" fo:min-height="0.994cm" fo:min-width="0.81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5da9" draw:marker-start-width="0.5cm" draw:marker-end-width="0.5cm" draw:fill="none" draw:textarea-horizontal-align="justify" draw:textarea-vertical-align="middle" draw:auto-grow-height="false" fo:min-height="1.064cm" fo:min-width="2.158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5da9" draw:marker-start-width="0.5cm" draw:marker-end-width="0.5cm" draw:fill="solid" draw:fill-color="#ffffff" draw:textarea-horizontal-align="justify" draw:textarea-vertical-align="middle" draw:auto-grow-height="false" fo:min-height="9.85cm" fo:min-width="2.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5da9" draw:marker-start-width="0.5cm" draw:marker-end-width="0.5cm" draw:fill="solid" draw:fill-color="#ffffff" draw:textarea-horizontal-align="justify" draw:textarea-vertical-align="middle" draw:auto-grow-height="false" fo:min-height="7.85cm" fo:min-width="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91cm"/>
    </style:style>
    <style:style style:name="gr6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15cm" fo:min-width="4.126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15cm" fo:min-width="8.13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cm" fo:min-width="0.842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34cm"/>
    </style:style>
    <style:style style:name="gr11" style:family="graphic" style:parent-style-name="standard">
      <style:graphic-properties svg:stroke-width="0.1cm" svg:stroke-color="#005da9" draw:marker-start-width="0.5cm" draw:marker-end-width="0.5cm" draw:fill="none" draw:textarea-horizontal-align="justify" draw:textarea-vertical-align="middle" draw:auto-grow-height="false" fo:min-height="1.064cm" fo:min-width="0.956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85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4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  <style:text-properties style:font-name="Arial" fo:font-size="20pt" fo:language="ru" fo:country="RU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 style:writing-mode="lr-tb"/>
      <style:text-properties style:font-name="Arial" fo:font-size="18pt" fo:language="ru" fo:country="RU" fo:font-weight="bold" style:font-weight-asian="bold" style:font-weight-complex="bold"/>
    </style:style>
    <style:style style:name="P4" style:family="paragraph">
      <loext:graphic-properties draw:fill="solid" draw:fill-color="#ffffff"/>
      <style:paragraph-properties fo:text-align="center" style:writing-mode="lr-tb"/>
      <style:text-properties fo:color="#333333" style:font-name="Arial" fo:font-size="22pt" fo:language="ru" fo:country="RU" fo:font-weight="bold" style:font-size-asian="22pt" style:font-weight-asian="bold" style:font-size-complex="22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333333" style:font-name="Arial" fo:font-size="18pt" fo:language="ru" fo:country="RU" fo:font-weight="bold" style:font-size-asian="18pt" style:font-weight-asian="bold" style:font-size-complex="18pt" style:font-weight-complex="bold"/>
    </style:style>
    <style:style style:name="P6" style:family="paragraph">
      <loext:graphic-properties draw:fill="none"/>
      <style:paragraph-properties fo:text-align="center"/>
      <style:text-properties fo:language="ru" fo:country="RU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Arial" fo:font-size="20pt" fo:language="ru" fo:country="RU" fo:font-weight="bold" style:font-size-asian="20pt" style:font-weight-asian="bold" style:font-size-complex="20pt" style:font-weight-complex="bold"/>
    </style:style>
    <style:style style:name="T2" style:family="text">
      <style:text-properties style:font-name="Arial" fo:font-size="18pt" fo:language="ru" fo:country="RU" fo:font-weight="bold" style:font-weight-asian="bold" style:font-weight-complex="bold"/>
    </style:style>
    <style:style style:name="T3" style:family="text">
      <style:text-properties fo:color="#333333" style:font-name="Arial" fo:font-size="22pt" fo:language="ru" fo:country="RU" fo:font-weight="bold" style:font-size-asian="22pt" style:font-weight-asian="bold" style:font-size-complex="22pt" style:font-weight-complex="bold"/>
    </style:style>
    <style:style style:name="T4" style:family="text">
      <style:text-properties fo:color="#333333" style:font-name="Arial" fo:font-size="18pt" fo:language="ru" fo:country="RU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1.9cm" svg:x="29.1cm" svg:y="9.7cm">
          <text:p text:style-name="P1"><text:span text:style-name="T1">R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9cm" svg:height="2cm" svg:x="28.4cm" svg:y="12.8cm">
          <text:p text:style-name="P1"><text:span text:style-name="T2">highload.r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cm" svg:height="10.2cm" svg:x="1cm" svg:y="6.5cm">
          <text:p text:style-name="P1"><text:span text:style-name="T3">П</text:span></text:p>
          <text:p text:style-name="P1"><text:span text:style-name="T3">о</text:span></text:p>
          <text:p text:style-name="P1"><text:span text:style-name="T3">т</text:span></text:p>
          <text:p text:style-name="P1"><text:span text:style-name="T3">р</text:span></text:p>
          <text:p text:style-name="P1"><text:span text:style-name="T3">е</text:span></text:p>
          <text:p text:style-name="P1"><text:span text:style-name="T3">б</text:span></text:p>
          <text:p text:style-name="P1"><text:span text:style-name="T3">и</text:span></text:p>
          <text:p text:style-name="P1"><text:span text:style-name="T3">т</text:span></text:p>
          <text:p text:style-name="P1"><text:span text:style-name="T3">е</text:span></text:p>
          <text:p text:style-name="P1"><text:span text:style-name="T3">л</text:span></text:p>
          <text:p text:style-name="P1"><text:span text:style-name="T3">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6cm" svg:height="8.2cm" svg:x="10.7cm" svg:y="7.9cm">
          <text:p text:style-name="P1"><text:span text:style-name="T3">Р</text:span></text:p>
          <text:p text:style-name="P1"><text:span text:style-name="T3">е</text:span></text:p>
          <text:p text:style-name="P1"><text:span text:style-name="T3">с</text:span></text:p>
          <text:p text:style-name="P1"><text:span text:style-name="T3">о</text:span></text:p>
          <text:p text:style-name="P1"><text:span text:style-name="T3">л</text:span></text:p>
          <text:p text:style-name="P1"><text:span text:style-name="T3">в</text:span></text:p>
          <text:p text:style-name="P1"><text:span text:style-name="T3">е</text:span></text:p>
          <text:p text:style-name="P1"><text:span text:style-name="T3">р</text:span></text:p>
          <text:p text:style-name="P1"><text:span text:style-name="T3">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6.391cm" svg:height="0.962cm" svg:x="3.6cm" svg:y="1.2cm">
          <draw:text-box>
            <text:p><text:span text:style-name="T4">технические связи</text:span></text:p>
          </draw:text-box>
        </draw:frame>
        <draw:custom-shape draw:style-name="gr6" draw:text-style-name="P6" draw:layer="layout" svg:width="5.9cm" svg:height="1cm" svg:x="4.3cm" svg:y="10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10.9cm" svg:height="1cm" svg:x="16.2cm" svg:y="10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6" draw:layer="layout" svg:width="1.8cm" svg:height="0.6cm" svg:x="1.4cm" svg:y="1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5" draw:layer="layout" svg:width="4.177cm" svg:height="0.962cm" svg:x="3.623cm" svg:y="3.872cm">
          <draw:text-box>
            <text:p><text:span text:style-name="T4">отравление</text:span></text:p>
          </draw:text-box>
        </draw:frame>
        <draw:frame draw:style-name="gr10" draw:text-style-name="P5" draw:layer="layout" svg:width="7.034cm" svg:height="0.962cm" svg:x="3.566cm" svg:y="2.3cm">
          <draw:text-box>
            <text:p><text:span text:style-name="T4">прослушка, подмена</text:span></text:p>
          </draw:text-box>
        </draw:frame>
        <draw:custom-shape draw:style-name="gr4" draw:text-style-name="P4" draw:layer="layout" svg:width="2.6cm" svg:height="8.2cm" svg:x="11.6cm" svg:y="7.6cm">
          <text:p text:style-name="P1"><text:span text:style-name="T3">Р</text:span></text:p>
          <text:p text:style-name="P1"><text:span text:style-name="T3">е</text:span></text:p>
          <text:p text:style-name="P1"><text:span text:style-name="T3">с</text:span></text:p>
          <text:p text:style-name="P1"><text:span text:style-name="T3">о</text:span></text:p>
          <text:p text:style-name="P1"><text:span text:style-name="T3">л</text:span></text:p>
          <text:p text:style-name="P1"><text:span text:style-name="T3">в</text:span></text:p>
          <text:p text:style-name="P1"><text:span text:style-name="T3">е</text:span></text:p>
          <text:p text:style-name="P1"><text:span text:style-name="T3">р</text:span></text:p>
          <text:p text:style-name="P1"><text:span text:style-name="T3">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6cm" svg:height="8.2cm" svg:x="12.5cm" svg:y="7.3cm">
          <text:p text:style-name="P1"><text:span text:style-name="T3">Р</text:span></text:p>
          <text:p text:style-name="P1"><text:span text:style-name="T3">е</text:span></text:p>
          <text:p text:style-name="P1"><text:span text:style-name="T3">с</text:span></text:p>
          <text:p text:style-name="P1"><text:span text:style-name="T3">о</text:span></text:p>
          <text:p text:style-name="P1"><text:span text:style-name="T3">л</text:span></text:p>
          <text:p text:style-name="P1"><text:span text:style-name="T3">в</text:span></text:p>
          <text:p text:style-name="P1"><text:span text:style-name="T3">е</text:span></text:p>
          <text:p text:style-name="P1"><text:span text:style-name="T3">р</text:span></text:p>
          <text:p text:style-name="P1"><text:span text:style-name="T3">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2.2cm" svg:height="2cm" svg:x="28.9cm" svg:y="6.7cm">
          <text:p text:style-name="P1"><text:span text:style-name="T2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6.285cm" svg:height="1.673cm" svg:x="13.815cm" svg:y="1.3cm">
          <draw:text-box>
            <text:p><text:span text:style-name="T4">захват маршрутов</text:span></text:p>
            <text:p><text:span text:style-name="T4">(BGP-hijacking)</text:span></text:p>
          </draw:text-box>
        </draw:frame>
        <draw:frame draw:style-name="gr13" draw:text-style-name="P7" draw:layer="layout" svg:width="1.628cm" svg:height="1.628cm" svg:x="1.572cm" svg:y="3.6cm">
          <draw:image xlink:href="Pictures/10000000000003E8000003E8355B5F807FEB7349.png" xlink:type="simple" xlink:show="embed" xlink:actuate="onLoad">
            <text:p/>
          </draw:image>
        </draw:frame>
        <draw:frame draw:style-name="gr13" draw:text-style-name="P7" draw:layer="layout" svg:width="1.628cm" svg:height="1.628cm" svg:x="20.672cm" svg:y="11.6cm">
          <draw:image xlink:href="Pictures/10000000000003E8000003E8355B5F807FEB7349.png" xlink:type="simple" xlink:show="embed" xlink:actuate="onLoad">
            <text:p/>
          </draw:image>
        </draw:frame>
        <draw:frame draw:style-name="gr13" draw:text-style-name="P7" draw:layer="layout" svg:width="2.073cm" svg:height="1.316cm" svg:x="11.542cm" svg:y="1.584cm">
          <draw:image xlink:href="Pictures/10000201000000C80000007FD6ACD34AE98ECD22.png" xlink:type="simple" xlink:show="embed" xlink:actuate="onLoad">
            <text:p/>
          </draw:image>
        </draw:frame>
        <draw:frame draw:style-name="gr13" draw:text-style-name="P7" draw:layer="layout" svg:width="1.929cm" svg:height="0.9cm" svg:x="1.671cm" svg:y="2.4cm">
          <draw:image xlink:href="Pictures/10000201000000960000004626E8C90B1EF98664.png" xlink:type="simple" xlink:show="embed" xlink:actuate="onLoad">
            <text:p/>
          </draw:image>
        </draw:frame>
        <draw:frame draw:style-name="gr13" draw:text-style-name="P7" draw:layer="layout" svg:width="1.929cm" svg:height="0.9cm" svg:x="18.2cm" svg:y="11.6cm">
          <draw:image xlink:href="Pictures/10000201000000960000004626E8C90B1EF98664.png" xlink:type="simple" xlink:show="embed" xlink:actuate="onLoad">
            <text:p/>
          </draw:image>
        </draw:frame>
        <draw:frame draw:style-name="gr13" draw:text-style-name="P7" draw:layer="layout" svg:width="2.073cm" svg:height="1.316cm" svg:x="23cm" svg:y="11.584cm">
          <draw:image xlink:href="Pictures/10000201000000C80000007FD6ACD34AE98ECD22.png" xlink:type="simple" xlink:show="embed" xlink:actuate="onLoad">
            <text:p/>
          </draw:image>
        </draw:frame>
        <draw:frame draw:style-name="gr13" draw:text-style-name="P7" draw:layer="layout" svg:width="5cm" svg:height="5.714cm" svg:x="19.1cm" svg:y="4.586cm">
          <draw:image xlink:href="Pictures/100000000000015E00000190BE3C13FA7A18A0E0.png" xlink:type="simple" xlink:show="embed" xlink:actuate="onLoad">
            <text:p/>
          </draw:image>
        </draw:frame>
        <draw:frame draw:style-name="gr13" draw:text-style-name="P7" draw:layer="layout" svg:width="3.194cm" svg:height="3.194cm" svg:x="5.8cm" svg:y="9.506cm">
          <draw:image xlink:href="Pictures/10000201000002E4000002E4D269BBB788214BBD.png" xlink:type="simple" xlink:show="embed" xlink:actuate="onLoad">
            <text:p/>
          </draw:image>
        </draw:frame>
        <draw:frame draw:style-name="gr14" draw:text-style-name="P5" draw:layer="layout" svg:width="4.74cm" svg:height="0.962cm" svg:x="13.823cm" svg:y="3.638cm">
          <draw:text-box>
            <text:p><text:span text:style-name="T4">DoT/DoH/DoQ</text:span></text:p>
          </draw:text-box>
        </draw:frame>
        <draw:frame draw:style-name="gr13" draw:text-style-name="P7" draw:layer="layout" svg:width="2.6cm" svg:height="2.6cm" svg:x="11.3cm" svg:y="2.9cm">
          <draw:image xlink:href="Pictures/10000201000002E4000002E4D269BBB788214BB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2T19:49:27.474245373</meta:creation-date>
    <dc:date>2021-09-19T22:22:49.080036870</dc:date>
    <meta:editing-duration>PT4H43M34S</meta:editing-duration>
    <meta:editing-cycles>27</meta:editing-cycles>
    <meta:generator>LibreOffice/5.1.6.2$Linux_X86_64 LibreOffice_project/10m0$Build-2</meta:generator>
    <meta:document-statistic meta:object-count="24"/>
  </office:meta>
</office:document-meta>
</file>